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31000002E63248D2B52BE71D4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.59cm" svg:height="8.234cm" draw:z-index="0"><draw:image xlink:href="Pictures/1000000100000631000002E63248D2B52BE71D4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2T14:26:30.992942918</meta:creation-date>
    <dc:date>2023-04-12T14:29:22.346295271</dc:date>
    <meta:editing-duration>PT2M5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4.6.2$Linux_X86_64 LibreOffice_project/40$Build-2</meta:generator>
  </office:meta>
</office:document-meta>
</file>